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pple Casual" svg:font-family="'Apple Casua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pple Casual1" svg:font-family="'Apple Casual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halkboard1" svg:font-family="Chalkboar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>
        <style:tab-stops>
          <style:tab-stop style:position="5.644cm"/>
        </style:tab-stops>
      </style:paragraph-properties>
    </style:style>
    <style:style style:name="P2" style:family="paragraph" style:parent-style-name="Sem_20_Espaçamento1">
      <style:paragraph-properties fo:text-align="center" style:justify-single-word="false"/>
      <style:text-properties style:font-name="Comic Sans MS" fo:font-size="12pt" style:font-size-asian="12pt" style:font-name-complex="Comic Sans MS1" style:font-size-complex="12pt"/>
    </style:style>
    <style:style style:name="P3" style:family="paragraph" style:parent-style-name="Sem_20_Espaçamento1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4" style:family="paragraph" style:parent-style-name="Sem_20_Espaçamento1">
      <style:paragraph-properties fo:text-align="justify" style:justify-single-word="false"/>
      <style:text-properties style:font-name="Comic Sans MS" style:font-name-complex="Comic Sans MS1"/>
    </style:style>
    <style:style style:name="P5" style:family="paragraph" style:parent-style-name="Sem_20_Espaçamento1">
      <style:paragraph-properties fo:text-align="justify" style:justify-single-word="false"/>
    </style:style>
    <style:style style:name="P6" style:family="paragraph" style:parent-style-name="Sem_20_Espaçamento1">
      <style:text-properties style:font-name="Chalkboard" fo:font-size="12pt" style:font-size-asian="12pt" style:language-asian="en" style:country-asian="US" style:font-name-complex="Chalkboard1" style:font-size-complex="12pt"/>
    </style:style>
    <style:style style:name="P7" style:family="paragraph" style:parent-style-name="Sem_20_Espaçamento1">
      <style:text-properties style:font-name="Chalkboard" fo:font-size="12pt" fo:language="en" fo:country="US" style:font-size-asian="12pt" style:language-asian="en" style:country-asian="US" style:font-name-complex="Chalkboard1" style:font-size-complex="12pt"/>
    </style:style>
    <style:style style:name="P8" style:family="paragraph" style:parent-style-name="Sem_20_Espaçamento1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10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style:font-name-complex="Comic Sans MS1"/>
    </style:style>
    <style:style style:name="P11" style:family="paragraph" style:parent-style-name="Sem_20_Espaçamento1">
      <style:paragraph-properties fo:margin-left="1.27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12" style:family="paragraph" style:parent-style-name="Frame_20_contents">
      <style:text-properties style:font-name="Courier New" fo:language="en" fo:country="US" style:font-name-complex="Courier New1"/>
    </style:style>
    <style:style style:name="P13" style:family="paragraph" style:parent-style-name="Normal_20__28_Web_29_">
      <style:paragraph-properties fo:margin-top="0.004cm" fo:margin-bottom="0.004cm" loext:contextual-spacing="false" fo:text-align="center" style:justify-single-word="false"/>
      <style:text-properties style:font-name="Apple Casual" fo:font-size="18pt" style:font-size-asian="18pt" style:font-name-complex="Apple Casual1" style:font-size-complex="18pt"/>
    </style:style>
    <style:style style:name="P14" style:family="paragraph" style:parent-style-name="Sem_20_Espaçamento1" style:list-style-name="WWNum18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15" style:family="paragraph" style:parent-style-name="Sem_20_Espaçamento1" style:list-style-name="WWNum19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16" style:family="paragraph" style:parent-style-name="Sem_20_Espaçamento1">
      <style:paragraph-properties fo:text-align="justify" style:justify-single-word="false"/>
      <style:text-properties style:font-name="Comic Sans MS" style:font-name-complex="Comic Sans MS1"/>
    </style:style>
    <style:style style:name="P17" style:family="paragraph" style:parent-style-name="Sem_20_Espaçamento1" style:list-style-name="WWNum18">
      <style:paragraph-properties fo:text-align="justify" style:justify-single-word="false"/>
      <style:text-properties style:font-name="Comic Sans MS" style:font-name-complex="Comic Sans MS1"/>
    </style:style>
    <style:style style:name="P18" style:family="paragraph" style:parent-style-name="Sem_20_Espaçamento1">
      <style:paragraph-properties fo:text-align="center" style:justify-single-word="false"/>
      <style:text-properties style:font-name="Comic Sans MS" style:font-name-complex="Comic Sans MS1"/>
    </style:style>
    <style:style style:name="P19" style:family="paragraph" style:parent-style-name="Sem_20_Espaçamento1">
      <style:paragraph-properties fo:text-align="justify" style:justify-single-word="false"/>
      <style:text-properties style:font-name="Comic Sans MS" fo:font-size="8pt" style:font-size-asian="8pt" style:font-name-complex="Comic Sans MS1" style:font-size-complex="8pt"/>
    </style:style>
    <style:style style:name="P20" style:family="paragraph" style:parent-style-name="Sem_20_Espaçamento1">
      <style:paragraph-properties fo:text-align="justify" style:justify-single-word="false"/>
    </style:style>
    <style:style style:name="P21" style:family="paragraph" style:parent-style-name="Sem_20_Espaçamento1" style:list-style-name="WWNum18">
      <style:paragraph-properties fo:text-align="justify" style:justify-single-word="false"/>
    </style:style>
    <style:style style:name="P22" style:family="paragraph" style:parent-style-name="Sem_20_Espaçamento1" style:list-style-name="WWNum18">
      <style:paragraph-properties fo:text-align="justify" style:justify-single-word="false"/>
      <style:text-properties style:font-name="Chalkboard" fo:font-size="12pt" style:font-size-asian="12pt" style:font-name-complex="Chalkboard1" style:font-size-complex="12pt"/>
    </style:style>
    <style:style style:name="P23" style:family="paragraph" style:parent-style-name="Sem_20_Espaçamento1" style:list-style-name="WWNum18" style:master-page-name="">
      <loext:graphic-properties draw:fill="none"/>
      <style:paragraph-properties fo:margin-left="0.6cm" fo:margin-right="0cm" fo:text-align="justify" style:justify-single-word="false" fo:orphans="2" fo:widows="2" fo:hyphenation-ladder-count="no-limit" fo:text-indent="-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4" style:family="paragraph" style:parent-style-name="Sem_20_Espaçamento1">
      <style:paragraph-properties fo:margin-left="0.635cm" fo:margin-right="0cm" fo:text-align="justify" style:justify-single-word="false" fo:text-indent="0cm" style:auto-text-indent="false"/>
    </style:style>
    <style:style style:name="P25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halkboard" fo:font-size="12pt" style:font-size-asian="12pt" style:font-name-complex="Chalkboard1" style:font-size-complex="12pt"/>
    </style:style>
    <style:style style:name="P26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27" style:family="paragraph" style:parent-style-name="Normal_20__28_Web_29_" style:master-page-name="Standard">
      <style:paragraph-properties fo:margin-top="0.004cm" fo:margin-bottom="0.004cm" loext:contextual-spacing="false" fo:text-align="center" style:justify-single-word="false" style:page-number="auto"/>
      <style:text-properties style:font-name="Apple Casual" fo:font-size="18pt" style:font-size-asian="18pt" style:font-name-complex="Apple Casual1" style:font-size-complex="18pt"/>
    </style:style>
    <style:style style:name="P28" style:family="paragraph" style:parent-style-name="Frame_20_contents">
      <style:text-properties style:font-name="Courier New" fo:font-size="8pt" style:font-size-asian="8pt" style:font-name-complex="Courier New1" style:font-size-complex="8pt"/>
    </style:style>
    <style:style style:name="P29" style:family="paragraph" style:parent-style-name="Frame_20_contents">
      <style:text-properties style:font-name="Courier New" fo:font-size="8pt" officeooo:paragraph-rsid="001112a5" style:font-size-asian="8pt" style:font-name-complex="Courier New1" style:font-size-complex="8pt"/>
    </style:style>
    <style:style style:name="P30" style:family="paragraph" style:parent-style-name="Frame_20_contents">
      <style:paragraph-properties fo:text-align="justify" style:justify-single-word="false"/>
      <style:text-properties style:font-name="Courier New" fo:font-size="8pt" officeooo:paragraph-rsid="001112a5" style:font-size-asian="8pt" style:font-name-complex="Courier New1" style:font-size-complex="8pt"/>
    </style:style>
    <style:style style:name="P31" style:family="paragraph" style:parent-style-name="Frame_20_contents">
      <style:text-properties style:font-name="Courier New" fo:font-size="8pt" officeooo:paragraph-rsid="00129471" style:font-size-asian="8pt" style:font-name-complex="Courier New1" style:font-size-complex="8pt"/>
    </style:style>
    <style:style style:name="P32" style:family="paragraph" style:parent-style-name="Frame_20_contents">
      <style:text-properties style:font-name="Courier New" fo:font-size="8pt" fo:language="en" fo:country="US" style:font-size-asian="8pt" style:font-name-complex="Courier New1" style:font-size-complex="8pt"/>
    </style:style>
    <style:style style:name="P33" style:family="paragraph" style:parent-style-name="Frame_20_contents">
      <style:paragraph-properties fo:text-align="justify" style:justify-single-word="false"/>
      <style:text-properties style:font-name="Courier New" fo:font-size="8pt" fo:language="en" fo:country="US" officeooo:paragraph-rsid="001112a5" style:font-size-asian="8pt" style:font-name-complex="Courier New1" style:font-size-complex="8pt"/>
    </style:style>
    <style:style style:name="P34" style:family="paragraph" style:parent-style-name="Frame_20_contents">
      <style:text-properties style:font-name="Courier New" fo:font-size="8pt" fo:language="en" fo:country="US" officeooo:paragraph-rsid="001112a5" style:font-size-asian="8pt" style:font-name-complex="Courier New1" style:font-size-complex="8pt"/>
    </style:style>
    <style:style style:name="P35" style:family="paragraph" style:parent-style-name="Frame_20_contents">
      <style:text-properties style:font-name="Courier New" fo:font-size="8pt" fo:language="en" fo:country="US" officeooo:paragraph-rsid="00129471" style:font-size-asian="8pt" style:font-name-complex="Courier New1" style:font-size-complex="8pt"/>
    </style:style>
    <style:style style:name="P36" style:family="paragraph" style:parent-style-name="Frame_20_contents">
      <style:text-properties style:font-name="Courier New" fo:font-size="8pt" fo:language="en" fo:country="US" officeooo:paragraph-rsid="00133277" style:font-size-asian="8pt" style:font-name-complex="Courier New1" style:font-size-complex="8pt"/>
    </style:style>
    <style:style style:name="P37" style:family="paragraph" style:parent-style-name="Frame_20_contents">
      <style:text-properties fo:font-size="8pt" style:font-size-asian="8pt" style:font-size-complex="8pt"/>
    </style:style>
    <style:style style:name="P38" style:family="paragraph" style:parent-style-name="Frame_20_contents">
      <style:text-properties fo:font-size="8pt" officeooo:paragraph-rsid="001112a5" style:font-size-asian="8pt" style:font-size-complex="8pt"/>
    </style:style>
    <style:style style:name="P39" style:family="paragraph" style:parent-style-name="Frame_20_contents">
      <style:text-properties fo:font-size="8pt" officeooo:paragraph-rsid="00129471" style:font-size-asian="8pt" style:font-size-complex="8pt"/>
    </style:style>
    <style:style style:name="P40" style:family="paragraph" style:parent-style-name="Frame_20_contents">
      <style:paragraph-properties fo:text-align="justify" style:justify-single-word="false"/>
      <style:text-properties fo:font-size="8pt" officeooo:paragraph-rsid="00133277" style:font-size-asian="8pt" style:font-size-complex="8pt"/>
    </style:style>
    <style:style style:name="P41" style:family="paragraph" style:parent-style-name="Frame_20_contents">
      <style:text-properties fo:font-size="8pt" fo:language="en" fo:country="US" style:font-size-asian="8pt" style:font-size-complex="8pt"/>
    </style:style>
    <style:style style:name="P42" style:family="paragraph" style:parent-style-name="Frame_20_contents">
      <style:text-properties fo:font-size="8pt" fo:language="en" fo:country="US" officeooo:paragraph-rsid="001112a5" style:font-size-asian="8pt" style:font-size-complex="8pt"/>
    </style:style>
    <style:style style:name="P43" style:family="paragraph" style:parent-style-name="Frame_20_contents">
      <style:paragraph-properties fo:margin-left="0.635cm" fo:margin-right="0cm" fo:text-align="justify" style:justify-single-word="false" fo:text-indent="0cm" style:auto-text-indent="false"/>
      <style:text-properties style:font-name="Courier New" fo:font-size="8pt" fo:language="en" fo:country="US" officeooo:paragraph-rsid="00129471" style:font-size-asian="8pt" style:font-name-complex="Courier New1" style:font-size-complex="8pt"/>
    </style:style>
    <style:style style:name="T1" style:family="text">
      <style:text-properties style:font-name="Comic Sans MS" style:font-name-complex="Comic Sans MS1"/>
    </style:style>
    <style:style style:name="T2" style:family="text">
      <style:text-properties style:font-name="Comic Sans MS" officeooo:rsid="001a7050" style:font-name-complex="Comic Sans MS1"/>
    </style:style>
    <style:style style:name="T3" style:family="text">
      <style:text-properties style:font-name="Comic Sans MS" fo:font-size="12pt" style:font-size-asian="12pt" style:font-name-complex="Comic Sans MS1" style:font-size-complex="12pt"/>
    </style:style>
    <style:style style:name="T4" style:family="text">
      <style:text-properties style:font-name="Comic Sans MS" fo:font-size="12pt" fo:font-style="italic" style:font-size-asian="12pt" style:font-style-asian="italic" style:font-name-complex="Comic Sans MS1" style:font-size-complex="12pt" style:font-style-complex="italic"/>
    </style:style>
    <style:style style:name="T5" style:family="text">
      <style:text-properties style:font-name="Comic Sans MS" fo:font-size="12pt" fo:font-style="italic" fo:font-weight="bold" style:font-size-asian="12pt" style:font-style-asian="italic" style:font-weight-asian="bold" style:font-name-complex="Comic Sans MS1" style:font-size-complex="12pt" style:font-style-complex="italic" style:font-weight-complex="bold"/>
    </style:style>
    <style:style style:name="T6" style:family="text">
      <style:text-properties style:font-name="Chalkboard" fo:font-size="12pt" style:font-size-asian="12pt" style:language-asian="en" style:country-asian="US" style:font-name-complex="Chalkboard1" style:font-size-complex="12pt"/>
    </style:style>
    <style:style style:name="T7" style:family="text">
      <style:text-properties style:font-name="Chalkboard" fo:font-size="12pt" fo:language="en" fo:country="US" style:font-size-asian="12pt" style:language-asian="en" style:country-asian="US" style:font-name-complex="Chalkboard1" style:font-size-complex="12pt"/>
    </style:style>
    <style:style style:name="T8" style:family="text">
      <style:text-properties style:font-name="Arial" fo:font-size="12pt" style:font-size-asian="12pt" style:language-asian="en" style:country-asian="US" style:font-name-complex="Arial1" style:font-size-complex="12pt"/>
    </style:style>
    <style:style style:name="T9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10" style:family="text">
      <style:text-properties style:font-name="Courier New" fo:font-size="11pt" style:font-size-asian="11pt" style:font-name-complex="Courier New1" style:font-size-complex="11pt"/>
    </style:style>
    <style:style style:name="T11" style:family="text">
      <style:text-properties style:font-name="Courier New" style:font-name-complex="Courier New1"/>
    </style:style>
    <style:style style:name="T12" style:family="text">
      <style:text-properties style:font-name="Courier New" fo:language="en" fo:country="US" style:font-name-complex="Courier New1"/>
    </style:style>
    <style:style style:name="T13" style:family="text">
      <style:text-properties fo:color="#9900ff" officeooo:rsid="00092084"/>
    </style:style>
    <style:style style:name="T14" style:family="text">
      <style:text-properties fo:color="#9933ff" style:font-name="Arial" fo:font-size="12pt" style:font-size-asian="12pt" style:language-asian="en" style:country-asian="US" style:font-name-complex="Arial1" style:font-size-complex="12pt"/>
    </style:style>
    <style:style style:name="T15" style:family="text">
      <style:text-properties fo:color="#9933ff" style:font-name="Arial" fo:font-size="12pt" officeooo:rsid="000bc2e3" style:font-size-asian="12pt" style:language-asian="en" style:country-asian="US" style:font-name-complex="Arial1" style:font-size-complex="12pt"/>
    </style:style>
    <style:style style:name="T16" style:family="text">
      <style:text-properties fo:color="#9933ff" officeooo:rsid="00110927" style:language-asian="en" style:country-asian="US"/>
    </style:style>
    <style:style style:name="T17" style:family="text">
      <style:text-properties fo:color="#9933ff" officeooo:rsid="00159a3e"/>
    </style:style>
    <style:style style:name="T18" style:family="text">
      <style:text-properties fo:color="#9933ff" style:font-name="Comic Sans MS" officeooo:rsid="001a7050" style:font-name-complex="Comic Sans MS1"/>
    </style:style>
    <style:style style:name="T19" style:family="text">
      <style:text-properties fo:color="#9933ff" officeooo:rsid="001d1d0b"/>
    </style:style>
    <style:style style:name="T20" style:family="text">
      <style:text-properties style:language-asian="en" style:country-asian="US"/>
    </style:style>
    <style:style style:name="T21" style:family="text">
      <style:text-properties officeooo:rsid="00110927" style:language-asian="en" style:country-asian="US"/>
    </style:style>
    <style:style style:name="T22" style:family="text">
      <style:text-properties fo:color="#cc66ff" officeooo:rsid="00110927" style:language-asian="en" style:country-asian="US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159a3e"/>
    </style:style>
    <style:style style:name="T25" style:family="text">
      <style:text-properties officeooo:rsid="001d1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ES-28 Fundamentos de Engenharia de </text:p>
      <text:p text:style-name="P13">Subsistema Plugável e Padrões Façade e Singleton</text:p>
      <text:p text:style-name="P2"/>
      <text:list xml:id="list7732698781700782669" text:style-name="WWNum18">
        <text:list-item>
          <text:p text:style-name="P14">Dados o Subsistema Mercado Virtual e a classe cliente Aplicação, crie as classes do subsistema e os seus métodos necessários, bem como a classe BandoDeDados, que deve ser uma classe fake, de modo que a classe cliente Aplicação funcione! Use dois packages: um para o Subsistema Mercado Virtual e outro para a Aplicação. <text:span text:style-name="T13">Ok</text:span></text:p>
          <text:p text:style-name="P14"/>
        </text:list-item>
        <text:list-item>
          <text:p text:style-name="P21"><text:span text:style-name="T6">Incorpore uma fachada de entrada (interface provida) ao Subsistema Mercado Virtual, que satisfaça as necessidades da classe Aplicação abaixo</text:span><text:span text:style-name="T8">. </text:span><text:span text:style-name="T14"><text:s/></text:span><text:span text:style-name="T15">Ok</text:span></text:p>
        </text:list-item>
      </text:list>
      <text:p text:style-name="P3"/>
      <text:list xml:id="list211452470502138" text:continue-numbering="true" text:style-name="WWNum18">
        <text:list-item>
          <text:p text:style-name="P22"><text:span text:style-name="T20">Delegar as tarefas da fachada de entrada às classes do Subsistema Mercado Virtual; crie classes novas apenas se e quando for estritamente necessário! Como tratar o acesso ao banco de dados encontrado no código anterior? </text:span><text:span text:style-name="T16">Ok</text:span></text:p>
        </text:list-item>
      </text:list>
      <text:p text:style-name="P25"><text:span text:style-name="T20"/></text:p>
      <text:list xml:id="list211453452026386" text:continue-numbering="true" text:style-name="WWNum18">
        <text:list-item>
          <text:p text:style-name="P21"><text:span text:style-name="T6">Implementar a Façade de entrada por meio do padrão Singleton preguiçoso, </text:span><text:span text:style-name="T1">mostrando também como ficará a classe Aplicação nesse caso. Faça o que achar necessário para tudo funcionar e exemplificar o uso do Singleton. Simule a lógica dos métodos registrar(), comprar() e fechar() escrevendo o valor dos parâmetros no console, onde cada um desses métodos deve pertencer a uma classe diferente do subsistema Mercado Virtual. </text:span><text:span text:style-name="T18">Ok</text:span></text:p>
        </text:list-item>
      </text:list>
      <text:p text:style-name="P10"/>
      <text:list xml:id="list211453159886431" text:continue-numbering="true" text:style-name="WWNum18">
        <text:list-item>
          <text:p text:style-name="P17">Considere que a classe BancoDeDados agora pertence a outro subsistema, Repositorio. Estruture o subsistema Repositorio em outro package. Teste tudo com a Aplicação do item anterior. <text:span text:style-name="T19">Ok</text:span></text:p>
        </text:list-item>
      </text:list>
      <text:p text:style-name="P4"/>
      <text:list xml:id="list211453400860781" text:continue-numbering="true" text:style-name="WWNum18">
        <text:list-item>
          <text:p text:style-name="P17">Serviço de nomes: considere e entenda o seguinte codigo (em um package chamado FakeNameService):</text:p>
          <text:p text:style-name="P17"/>
        </text:list-item>
      </text:list>
      <text:p text:style-name="P36">package FakeNameService;</text:p>
      <text:p text:style-name="P36">import java.util.HashMap;</text:p>
      <text:p text:style-name="P36">import java.lang.String;</text:p>
      <text:p text:style-name="P36"/>
      <text:p text:style-name="P36">public enum NameSrv</text:p>
      <text:p text:style-name="P36">{</text:p>
      <text:p text:style-name="P36"><text:s text:c="4"/>INSTANCE;</text:p>
      <text:p text:style-name="P36"/>
      <text:p text:style-name="P36"><text:s text:c="4"/>// instance vars, constructor</text:p>
      <text:p text:style-name="P36"><text:s text:c="4"/>private final static <text:s/>HashMap&lt;String, Object&gt; names = new HashMap&lt;String, Object&gt;();</text:p>
      <text:p text:style-name="P36"/>
      <text:p text:style-name="P36"><text:s text:c="4"/>NameSrv(){ }</text:p>
      <text:p text:style-name="P36"/>
      <text:p text:style-name="P36"><text:s text:c="4"/>// Static getter</text:p>
      <text:p text:style-name="P36"><text:s text:c="4"/>public static NameSrv getInstance()</text:p>
      <text:p text:style-name="P36"><text:soft-page-break/><text:s text:c="4"/>{ return INSTANCE; }</text:p>
      <text:p text:style-name="P36"/>
      <text:p text:style-name="P36"><text:s text:c="4"/>public Object get(String name)</text:p>
      <text:p text:style-name="P36"><text:s text:c="4"/>{ return names.get(name); }</text:p>
      <text:p text:style-name="P36"/>
      <text:p text:style-name="P36"><text:s text:c="4"/>public Object set(String name, Object o)</text:p>
      <text:p text:style-name="P36"><text:s text:c="4"/>{ return names.put(name,o); }</text:p>
      <text:p text:style-name="P36"><text:s text:c="4"/></text:p>
      <text:p text:style-name="P36"><text:s text:c="4"/>public void printNames() {</text:p>
      <text:p text:style-name="P36"><text:s text:c="4"/><text:tab/>System.out.println("Stored names are: ");</text:p>
      <text:p text:style-name="P36"><text:s text:c="4"/><text:tab/>for ( String key : names.keySet() ) { </text:p>
      <text:p text:style-name="P36"><text:s text:c="4"/><text:tab/><text:tab/> System.out.println( key );</text:p>
      <text:p text:style-name="P36"><text:s text:c="4"/><text:tab/><text:tab/>}</text:p>
      <text:p text:style-name="P36"><text:s text:c="4"/>}</text:p>
      <text:p text:style-name="P36"><text:s text:c="4"/></text:p>
      <text:p text:style-name="P36">}//class enum NameSrv</text:p>
      <text:p text:style-name="P40"/>
      <text:p text:style-name="P19"/>
      <text:p text:style-name="P4">NameSrv() é um singleton que implementa um dicionario de objetos, onde objetos podem ser armazenados e obtidos atraves de chaves String. Isto representa um serviço de nomes em um framework de componentes, onde, ao invés de simples ponteiros para objetos, seriam armazenadas informações sobre onde o objeto estaria disponível na rede, e quais as suas interfaces. O propósito é permitir que componentes encontrem os seus componentes requeridos através de nomes.</text:p>
      <text:p text:style-name="P29"/>
      <text:p text:style-name="P29">package FakeNameService;</text:p>
      <text:p text:style-name="P29"/>
      <text:p text:style-name="P29">import mercadoVirtual.Cliente;</text:p>
      <text:p text:style-name="P29">import mercadoVirtual.Produto;</text:p>
      <text:p text:style-name="P29"/>
      <text:p text:style-name="P29">public interface IBancoDados {</text:p>
      <text:p text:style-name="P29"/>
      <text:p text:style-name="P29"><text:tab/>public abstract Cliente selectCliente(int id);</text:p>
      <text:p text:style-name="P29"/>
      <text:p text:style-name="P29"><text:tab/>public abstract Produto selectProduto(int id);</text:p>
      <text:p text:style-name="P29"/>
      <text:p text:style-name="P29"><text:tab/>public abstract void processarPagamento(Cliente cliente, double valor);</text:p>
      <text:p text:style-name="P29"/>
      <text:p text:style-name="P38"><text:span text:style-name="T11"><text:tab/></text:span><text:span text:style-name="T12">public abstract void registrarCliente(Cliente cliente);</text:span></text:p>
      <text:p text:style-name="P34"/>
      <text:p text:style-name="P33">}</text:p>
      <text:p text:style-name="P5"/>
      <text:p text:style-name="P5"/>
      <text:p text:style-name="P34">package FakeNameService;</text:p>
      <text:p text:style-name="P42"/>
      <text:p text:style-name="P34">public interface IMercado {</text:p>
      <text:p text:style-name="P34"><text:tab/>public int registraNovoCliente(String nome, int id) ;</text:p>
      <text:p text:style-name="P34"/>
      <text:p text:style-name="P38"><text:span text:style-name="T12"><text:tab/></text:span><text:span text:style-name="T11">public void adicionaProduto(int idCliente, int idProduto);</text:span></text:p>
      <text:p text:style-name="P29"/>
      <text:p text:style-name="P29"><text:tab/>public void processarPagamento(int idCliente) ;</text:p>
      <text:p text:style-name="P29"/>
      <text:p text:style-name="P29"><text:tab/>public IBancoDados setIBanco(String nomebanco) ;</text:p>
      <text:p text:style-name="P30">}</text:p>
      <text:p text:style-name="P4"/>
      <text:p text:style-name="P4">Estas duas interfaces representam as interfaces dos componentes. Um componente implementa a interface e a PROVÊ, outro usa esta interface, ou seja, REQUER um outro componente com esta interface. Ambos os lados de uma comunicação devem conhecer a interface, então colocamos as interfaces em um package comum. Na realidade haveria algum tipo de linguagem para descrever a interface (muito parecido com o conceito de <text:soft-page-break/>interfaces java), e as descrições estariam acessíveis para todos os componentes. <text:span text:style-name="T17">Ok</text:span></text:p>
      <text:p text:style-name="P4"/>
      <text:p text:style-name="P18">** esta fornecido o código do serviço de nomes ****</text:p>
      <text:p text:style-name="P4"/>
      <text:list xml:id="list211453949978725" text:continue-numbering="true" text:style-name="WWNum18">
        <text:list-item>
          <text:p text:style-name="P21"><text:span text:style-name="T3">Modifique os packages MercadoVirtual e Repositorio de forma que implementem as respectivas interfaces, e NÃO IMPORTEM DIRETAMENTE CLASSES DE OUTROS MÓDULOS (*). MercadoVirtual importa apenas a interface IBancoDados. A aplicação importa apenas a interface IMercado (**). Repositorio, por sua vez, não tem interface requerida, e não precisa importar nada, apenas os tipos que devem ser armazenados (Cliente e Produto) (***). O Objetivo é fazer o seguinte código da aplicação funcionar:</text:span></text:p>
        </text:list-item>
      </text:list>
      <text:p text:style-name="P8"/>
      <text:p text:style-name="P9">(*) com as exceções indicadas pelos itens (**) e (***)</text:p>
      <text:p text:style-name="P8"><text:span text:style-name="T3">(**) A aplicação, a princípio, precisaria apenas conhecer as interfaces dos componentes requeridas diretamente por ela, ou seja, só IMercado, e não Mercado (implementação) e muito menos IBancoDados ou BancoDeDados. E em um framework de componentes distribuídos, as classes IMercado que a aplicação usaria seriam Proxies - </text:span><text:span text:style-name="T4">procure pelo padrão de projeto </text:span><text:span text:style-name="T5">Proxy</text:span><text:span text:style-name="T4"> [GoF94] para entender</text:span><text:span text:style-name="T3"> - enquanto os componentes reais estariam em outras threads, processos, ou máquinas na rede. Mas aqui é fake, e precisamos importar também as fachadas de cada modulo para poder inicializa-las, por isso, aplicação importa BancoDeDados, o que cria dependências indesejadas. </text:span></text:p>
      <text:p text:style-name="P9">(***) Se queremos transmitir dados entre componentes, ambos devem conhecer o formato dos dados. Tambem haveria uma API e ferramentas para isso, mas aqui vamos importar diretamente as classes para simplificar.</text:p>
      <text:p text:style-name="P9"/>
      <text:p text:style-name="P31">package Application;</text:p>
      <text:p text:style-name="P31"/>
      <text:p text:style-name="P31">import mercadoVirtual.Facade; // (*) nao temos ativador externo</text:p>
      <text:p text:style-name="P39"><text:span text:style-name="T11">import BancoDados.BancoDeDados;// <text:s text:c="3"/>ativamos comps aqui mesmo</text:span></text:p>
      <text:p text:style-name="P31"/>
      <text:p text:style-name="P35">import FakeNameService.IMercado;</text:p>
      <text:p text:style-name="P35">import FakeNameService.NameSrv; </text:p>
      <text:p text:style-name="P35"/>
      <text:p text:style-name="P35">public class Aplicacao {</text:p>
      <text:p text:style-name="P35"><text:tab/>public static void main(String[] args) {</text:p>
      <text:p text:style-name="P35"/>
      <text:p text:style-name="P35"><text:tab/><text:tab/>initSubsystems();</text:p>
      <text:p text:style-name="P35"><text:tab/><text:tab/>NameSrv NS = NameSrv.getInstance();</text:p>
      <text:p text:style-name="P39"><text:span text:style-name="T12"><text:tab/><text:tab/></text:span><text:span text:style-name="T11">NS.printNames();</text:span></text:p>
      <text:p text:style-name="P31"><text:tab/><text:tab/>IMercado mercado = (IMercado)NS.get("Mercado");</text:p>
      <text:p text:style-name="P31"><text:tab/><text:tab/>int idCliente = mercado.registraNovoCliente("Ze", 123);</text:p>
      <text:p text:style-name="P31"><text:tab/><text:tab/>mercado.adicionaProduto(idCliente, 223);</text:p>
      <text:p text:style-name="P31"><text:tab/><text:tab/>mercado.adicionaProduto(idCliente, 342);</text:p>
      <text:p text:style-name="P31"><text:tab/><text:tab/>mercado.processarPagamento(idCliente);</text:p>
      <text:p text:style-name="P31"><text:tab/><text:tab/></text:p>
      <text:p text:style-name="P31"><text:tab/><text:tab/>createOtherBanco();</text:p>
      <text:p text:style-name="P31"><text:tab/><text:tab/>mercado.setIBanco("BancoNovo");</text:p>
      <text:p text:style-name="P39"><text:soft-page-break/><text:span text:style-name="T11"><text:tab/><text:tab/></text:span><text:span text:style-name="T12">System.out.println("try old client:" );</text:span></text:p>
      <text:p text:style-name="P39"><text:span text:style-name="T12"><text:tab/><text:tab/></text:span><text:span text:style-name="T11">int idCliente2 = mercado.registraNovoCliente("Ze", 100);</text:span></text:p>
      <text:p text:style-name="P31"><text:tab/><text:tab/>mercado.adicionaProduto(idCliente2, 100);</text:p>
      <text:p text:style-name="P31"><text:tab/><text:tab/>mercado.adicionaProduto(idCliente2, 150);</text:p>
      <text:p text:style-name="P31"><text:tab/><text:tab/>mercado.processarPagamento(idCliente2);</text:p>
      <text:p text:style-name="P31"/>
      <text:p text:style-name="P31"><text:tab/><text:tab/>// uncomente: o 1o cliente nao existe, e da erro.</text:p>
      <text:p text:style-name="P39"><text:span text:style-name="T11"><text:tab/><text:tab/></text:span><text:span text:style-name="T12">//mercado.processarPagamento(idCliente);<text:tab/></text:span></text:p>
      <text:p text:style-name="P35"><text:tab/>}</text:p>
      <text:p text:style-name="P35"/>
      <text:p text:style-name="P35"><text:tab/>// with a real component system, this would not be needed</text:p>
      <text:p text:style-name="P35"><text:tab/>// an external activator would load and run the components</text:p>
      <text:p text:style-name="P35"><text:tab/>public static void initSubsystems() {</text:p>
      <text:p text:style-name="P35"><text:tab/><text:tab/>NameSrv NS = NameSrv.getInstance();</text:p>
      <text:p text:style-name="P35"><text:tab/><text:tab/>// BancoDeDados is not a singleton. It also works.</text:p>
      <text:p text:style-name="P35"><text:tab/><text:tab/>NS.set("Banco",new BancoDeDados());</text:p>
      <text:p text:style-name="P35"><text:tab/><text:tab/>// Mercado is singleton</text:p>
      <text:p text:style-name="P35"><text:tab/><text:tab/>NS.set("Mercado",MercadoFacade.getInstance());</text:p>
      <text:p text:style-name="P35"><text:tab/><text:tab/>// Mercado can find Banco itself via the NS. using the default name</text:p>
      <text:p text:style-name="P35"><text:tab/><text:tab/>NS.printNames();// just to check</text:p>
      <text:p text:style-name="P35"><text:tab/><text:tab/></text:p>
      <text:p text:style-name="P35"><text:tab/>}</text:p>
      <text:p text:style-name="P35"/>
      <text:p text:style-name="P35"><text:tab/>public static void createOtherBanco() {</text:p>
      <text:p text:style-name="P39"><text:span text:style-name="T12"><text:tab/><text:tab/></text:span><text:span text:style-name="T11">NameSrv NS = NameSrv.getInstance();</text:span></text:p>
      <text:p text:style-name="P31"><text:tab/><text:tab/>NS.set("BancoNovo",new BancoDeDados());</text:p>
      <text:p text:style-name="P39"><text:span text:style-name="T11"><text:tab/></text:span><text:span text:style-name="T12">}</text:span></text:p>
      <text:p text:style-name="P35"><text:tab/></text:p>
      <text:p text:style-name="P43">}</text:p>
      <text:p text:style-name="P9"/>
      <text:p text:style-name="P9">Mas explicadas as exceções, o código desta aplicação usa o servico de nomes para encontrar alguém que implementa IMercado, usando o nome padronizado. Mercado, internamente, procura no Name Service quem implementa IBancoDados, usando o nome default (“Banco”). </text:p>
      <text:p text:style-name="P9"/>
      <text:p text:style-name="P9">A função initSubsystems é um "cheat". Em um framework real, uma ferramenta de ativação leria um arquivo de configuração que especificaria os componentes a serem carregados com parâmetros de configuração, os registraria no serviço de nomes, e faria os acertos de parâmetros e nomes necessários para comunicar um lado com o outro. </text:p>
      <text:p text:style-name="P9">Então, a aplicação pode usar o Mercado, e nem precisa saber onde esta o banco de dados, ou mesmo o que é Mercado, a única coisa que ela sabe é que encontrou alguém que implementa IMercado. </text:p>
      <text:p text:style-name="P9"/>
      <text:p text:style-name="P9">Mais um cheat: createOtherBanco cria um segundo componente Banco, e o registra com outro nome. E o nosso componente Mercado tem uma função que permite mudar o Banco utilizado, passando apenas o nome (Dependency Injection).</text:p>
      <text:p text:style-name="P9"/>
      <text:p text:style-name="P9">Dado o código fornecido para o package Infraestrutura (Versão chamada NameService), modifique o resto do código para funcionar e responda:</text:p>
      <text:list xml:id="list128489362045043372" text:style-name="WWNum19">
        <text:list-item>
          <text:p text:style-name="P15">como mudou o acoplamento entre BancoDeDados e Mercado? (isto é o mais importante, desacoplá-los!)</text:p>
        </text:list-item>
        <text:list-item>
          <text:p text:style-name="P15">Precisamos mesmo usar Dependency Injection em Mercado? Porque? Isso é bom, necessário, ou ruim??</text:p>
        </text:list-item>
        <text:list-item>
          <text:p text:style-name="P15"><text:soft-page-break/>Depois da inicialização, a aplicação pode usar o Mercado da mesma forma que antes? A aplicação anterior que usava Mercado ainda funcionaria apenas mudando a inicialização?</text:p>
        </text:list-item>
      </text:list>
      <text:p text:style-name="P9"/>
      <text:list xml:id="list211452894897987" text:continue-list="list211453949978725" text:style-name="WWNum18">
        <text:list-item>
          <text:p text:style-name="P14">Usamos um objeto fachada e uma interface para os módulos. Mas também poderíamos usar troca de mensagens. Utilize o objeto que simula um serviço de eventos (Publish/Subscriber) para trocar mensagens entre os módulos, para pelo menos uma das operações. Ou seja, elimine uma operação da interface e implemente-a atraves de uma mensagem enviada via Pub/Sub. Ao invés de chamar um método de uma fachada, um módulo, que atua como publisher, publica uma mensagem. Outro módulo, um subscriber, recebe a mensagem, decodifica seus campos (pode ser um objeto) e realiza a operação comandada. CADA MODULO DEVE ENCONTRAR O OBJETO PUB/SUB VIA SERVICO DE NOMES.</text:p>
        </text:list-item>
      </text:list>
      <text:p text:style-name="P3"/>
      <text:p text:style-name="P3">*** código fornecido para o package infraestrutura, versão chamada NameEvtSrvs *********</text:p>
      <text:p text:style-name="P3"/>
      <text:list xml:id="list211452167818681" text:continue-numbering="true" text:style-name="WWNum18">
        <text:list-item>
          <text:list>
            <text:list-item>
              <text:p text:style-name="P14">Qual a operação mais fácil de eliminar? Dica: pub sub não possui mecanismo para facilitar a implementação de respostas. O mais fácil é apenas enviar uma mensagem. Para operações que exigem respostas há conceitos mais elaborados: services e actions. </text:p>
            </text:list-item>
            <text:list-item>
              <text:p text:style-name="P14">Pode usar o seu próprio Serviço de Eventos da aula anterior, ao invés de usar este disponibilizado. Mas responda para este modelo, e para o seu modelo: é modelo push ou pull?</text:p>
            </text:list-item>
            <text:list-item>
              <text:p text:style-name="P14">Para este e para o seu modelo de Serviço de Eventos responda: Há duas opções, qual é a utilizada: I) O serviço de eventos apenas conecta pubs com subs, e cada mensagem posteriormente é enviada diretamente de publishers a subscribers sem passar pelo Serviço. II) O serviço de eventos recebe todas as mensagens de todos os seus publishers, e re-envia cada mensagem para os subscribers apropriados. </text:p>
            </text:list-item>
            <text:list-item>
              <text:p text:style-name="P14">Quais as vantagens e desvantagens dos dois modelos descritos em (c)?</text:p>
            </text:list-item>
          </text:list>
        </text:list-item>
      </text:list>
      <text:p text:style-name="P11"/>
      <text:p text:style-name="P3"/>
      <text:list xml:id="list211452294123271" text:continue-numbering="true" text:style-name="WWNum18">
        <text:list-item>
          <text:p text:style-name="P21"><text:span text:style-name="T3">Na camada inferior, implemente um gerador de eventos periódicos. Poderia servir, por exemplo, para checks de consistência no BD. Ou para gerar promoções periódicas. Contrua uma thread que gere um evento a cada 5 segundos (procure um exemplo de gerar evento usando o relógio na net). A camada inferior deve chamar a camada superior não </text:span><text:soft-page-break/><text:span text:style-name="T3">diretamente, mas por meio de um callback. Este callback pode ser implementado a) por meio do mesmo objecto publish/subscribe, ou b) pode haver uma nova função na fachada para que a camada superior forneça um ponteiro para um objeto de callback. Implemente uma destas opções.</text:span></text:p>
        </text:list-item>
      </text:list>
      <text:p text:style-name="P3"/>
      <text:list xml:id="list211453096766605" text:continue-numbering="true" text:style-name="WWNum18">
        <text:list-item>
          <text:p text:style-name="P23">Responda, a) qual a diferença entre 9a) e 9b)??? b) E se publisher, subscriber estivessem em processos ou threads diferentes??? E se o serviço de eventos fosse um terceiro processo/thread??? Dica: pense no problema de escala (muitos callbacks, com muitos subscribers para cada um). </text:p>
        </text:list-item>
      </text:list>
      <text:p text:style-name="P5"/>
      <text:list xml:id="list211452863612126" text:continue-numbering="true" text:style-name="WWNum18">
        <text:list-item>
          <text:p text:style-name="P23">Dada uma nova versão do package Infraesturura, onde o Servico de nomes não fornece um BancoDeDados mas um Proxy correspondente. Estude o código, e modifique o resto da aplicação para funcionar. </text:p>
        </text:list-item>
      </text:list>
      <text:p text:style-name="P3"/>
      <text:list xml:id="list211452664878598" text:continue-numbering="true" text:style-name="WWNum18">
        <text:list-item>
          <text:list>
            <text:list-item>
              <text:p text:style-name="P21">Se o usuário definir uma interface como IBancoDeDados, seria possível que um framework gerasse automaticamente o código de ProxyIBancoDeDados, incluindo no Proxy o código necessário para encontrar na rede a instancia correta de BancoDeDados registrada no serviço de nomes?</text:p>
            </text:list-item>
          </text:list>
        </text:list-item>
      </text:list>
      <text:p text:style-name="P11"/>
      <text:list xml:id="list211452455038469" text:continue-numbering="true" text:style-name="WWNum18">
        <text:list-item>
          <text:p text:style-name="P23">Detalhes que não tratamos: Quem chama um serviço remoto, normalmente possui um Proxy, e o Proxy se encarrega de esconder os detalhes de rede. Analogamente, o framework deveria gerar automaticamente uma classe StubIBancoDados, que se encarrega de receber e processar a mensagem recebida remotamente. Normalmente, o banco de dados real, do lado do servidor, deveria herdar ou implementar o Stub, que chamaria os métodos da classe real quando uma mensagem remota eh recebida, e enviaria de volta o valor de retorno.</text:p>
          <text:p text:style-name="P21"/>
        </text:list-item>
        <text:list-item>
          <text:p text:style-name="P23">Outro detalhe: Produto, Cliente, Carrinho, ainda estão visíveis em ambos os lados, acoplando os packages. Que alternativas teríamos para diminuir ainda mais o acoplamento, e qual a dificuldade nesse caso específico? Porque estas classes dificultam o desacoplamento? Quais as vantagens e desvantagens?</text:p>
          <text:list>
            <text:list-item>
              <text:p text:style-name="P21">Uma alternativa seria nunca enviar classes completas, mas apenas dados. Cada lado usaria os dados para construir classes, que sequer precisam corresponder. </text:p>
            </text:list-item>
            <text:list-item>
              <text:p text:style-name="P21">Outra alternativa, principalmente quando o sistema não é distribuído, mas se trata do mesmo processo, é aceitar a dependência de classes que representam dados comuns a vários packages. Se importam essas classes quando necessário. </text:p>
            </text:list-item>
          </text:list>
        </text:list-item>
      </text:list>
      <text:p text:style-name="P1"/>
      <text:p text:style-name="P1"><text:soft-page-break/>Apresentar o código das classes dos subsistemas e da aplicação em texto logo apos cada item acima, bem como na forma de fonte Java zipado à parte, identificados pelo número do item, de modo que eu possa testá-lo no Eclips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pple Casual" svg:font-family="'Apple Casua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pple Casual1" svg:font-family="'Apple Casual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halkboard1" svg:font-family="Chalkboar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true" style:font-name-asian="Times New Roman1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drã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Capítulo" style:family="paragraph" style:parent-style-name="Padrão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egenda1" style:family="paragraph" style:parent-style-name="Padrão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Padrão" style:default-outline-level="">
      <style:paragraph-properties text:number-lines="false" text:line-number="0"/>
    </style:style>
    <style:style style:name="Sem_20_Espaçamento1" style:display-name="Sem Espaçamento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Conteúdo_20_da_20_tabela" style:display-name="Conteúdo da tabela" style:family="paragraph" style:parent-style-name="Padrão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Padrão" style:default-outline-level="">
      <style:paragraph-properties fo:margin-top="0.004cm" fo:margin-bottom="0.004cm" loext:contextual-spacing="false" fo:line-height="100%" fo:hyphenation-ladder-count="no-limit"/>
      <style:text-properties style:font-name="Times" fo:font-family="Times" style:font-family-generic="roman" style:font-pitch="variable" fo:font-size="10pt" style:font-size-asian="10pt" style:language-asian="en" style:country-asian="US" style:font-name-complex="Times1" style:font-family-complex="Times" style:font-family-generic-complex="system" style:font-pitch-complex="variable" style:font-size-complex="10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bsatz-Standardschriftart" style:family="text"/>
    <style:style style:name="Absatz-Standardschriftart1" style:family="text"/>
    <style:style style:name="WW-Absatz-Standardschriftart" style:family="text"/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Body_20_Text_20_Char" style:display-name="Body Text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ollowedHyper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usto Maia</meta:initial-creator>
    <meta:editing-cycles>81</meta:editing-cycles>
    <meta:print-date>2113-01-01T02:00:00</meta:print-date>
    <meta:creation-date>2014-11-09T22:51:00</meta:creation-date>
    <dc:date>2017-10-28T21:14:51.702781202</dc:date>
    <meta:editing-duration>PT9H52M2S</meta:editing-duration>
    <meta:generator>LibreOffice/5.1.6.2$Linux_X86_64 LibreOffice_project/10m0$Build-2</meta:generator>
    <meta:document-statistic meta:table-count="0" meta:image-count="0" meta:object-count="0" meta:page-count="7" meta:paragraph-count="123" meta:word-count="1842" meta:character-count="12628" meta:non-whitespace-character-count="10752"/>
    <meta:user-defined meta:name="AppVersion">12.0000</meta:user-defined>
    <meta:user-defined meta:name="Company">IT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